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82</text:span></text:span><text:span text:style-name="Emphasis"><text:line-break/>– Arco 181 – Risulta finanziato da Marsiglio Lombardi.<text:line-break/></text:span></text:p>
        </text:list-item>
      </text:list>
      <text:p text:style-name="Text_20_body">Altro affresco con la Madonna di San Luca (in alto a sinistra) e tre Angeli, in primo piano il pellegrino Teocle della leggenda, vi era raffigurata anche Bologna.<text:line-break/>Una scritta ricordava Marsilio Lombardo, compadrone dell’arco. (<text:span text:style-name="Emphasis">Gabriella Gherardi</text:span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3:42.63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49" meta:character-count="313"/>
  </office:meta>
</office:document-meta>
</file>